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3a3" officeooo:paragraph-rsid="001d93a3"/>
    </style:style>
    <style:style style:name="P2" style:family="paragraph" style:parent-style-name="Standard">
      <style:paragraph-properties fo:line-height="150%"/>
      <style:text-properties officeooo:rsid="001f539d" officeooo:paragraph-rsid="001f539d"/>
    </style:style>
    <style:style style:name="P3" style:family="paragraph" style:parent-style-name="Standard">
      <style:paragraph-properties fo:line-height="150%"/>
      <style:text-properties officeooo:rsid="001ffecc" officeooo:paragraph-rsid="001ffecc"/>
    </style:style>
    <style:style style:name="P4" style:family="paragraph" style:parent-style-name="Standard">
      <style:paragraph-properties fo:line-height="150%"/>
      <style:text-properties officeooo:rsid="0027ba86" officeooo:paragraph-rsid="0027ba86"/>
    </style:style>
    <style:style style:name="P5" style:family="paragraph" style:parent-style-name="Standard">
      <style:paragraph-properties fo:line-height="150%"/>
      <style:text-properties fo:font-weight="bold" officeooo:rsid="0027ba86" officeooo:paragraph-rsid="0027ba86" style:font-weight-asian="bold" style:font-weight-complex="bold"/>
    </style:style>
    <style:style style:name="P6" style:family="paragraph" style:parent-style-name="Standard">
      <style:paragraph-properties fo:line-height="150%"/>
      <style:text-properties officeooo:rsid="002a573c" officeooo:paragraph-rsid="003a82f6"/>
    </style:style>
    <style:style style:name="P7" style:family="paragraph" style:parent-style-name="Standard">
      <style:paragraph-properties fo:line-height="150%"/>
      <style:text-properties officeooo:paragraph-rsid="0036d3c0"/>
    </style:style>
    <style:style style:name="P8" style:family="paragraph" style:parent-style-name="Standard">
      <style:text-properties officeooo:rsid="0037deb7" officeooo:paragraph-rsid="0037deb7"/>
    </style:style>
    <style:style style:name="P9" style:family="paragraph" style:parent-style-name="Standard">
      <style:paragraph-properties fo:line-height="150%"/>
      <style:text-properties officeooo:rsid="00360695" officeooo:paragraph-rsid="00360695"/>
    </style:style>
    <style:style style:name="P10" style:family="paragraph" style:parent-style-name="Standard" style:list-style-name="L1">
      <style:text-properties fo:font-weight="bold" officeooo:rsid="000bfe51" officeooo:paragraph-rsid="00247994" style:font-weight-asian="bold" style:font-weight-complex="bold"/>
    </style:style>
    <style:style style:name="P11" style:family="paragraph" style:parent-style-name="Standard" style:list-style-name="L1">
      <style:text-properties fo:font-weight="bold" officeooo:rsid="000bfe51" officeooo:paragraph-rsid="001d93a3" style:font-weight-asian="bold" style:font-weight-complex="bold"/>
    </style:style>
    <style:style style:name="P12" style:family="paragraph" style:parent-style-name="Standard">
      <style:paragraph-properties fo:line-height="150%"/>
      <style:text-properties officeooo:rsid="002dfb64" officeooo:paragraph-rsid="003a82f6"/>
    </style:style>
    <style:style style:name="T1" style:family="text">
      <style:text-properties officeooo:rsid="001f539d"/>
    </style:style>
    <style:style style:name="T2" style:family="text">
      <style:text-properties officeooo:rsid="001ffe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7994"/>
    </style:style>
    <style:style style:name="T5" style:family="text">
      <style:text-properties officeooo:rsid="002dfb64"/>
    </style:style>
    <style:style style:name="T6" style:family="text">
      <style:text-properties officeooo:rsid="003141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cisions de Disseny</text:h>
      <text:p text:style-name="P9">Per portar a terme el desenvolupament de l’aplicació per l’hotel, hem pres decisions de com serà l’arquitectura dels fitxers, les plantilles de disseny <text:s/>entre altres.</text:p>
      <text:p text:style-name="P7"/>
      <text:list xml:id="list6276293189092883981" text:style-name="L1">
        <text:list-item>
          <text:list>
            <text:list-item>
              <text:p text:style-name="P10">Arquitectura <text:span text:style-name="T4">i </text:span>Bastiments</text:p>
            </text:list-item>
          </text:list>
        </text:list-item>
      </text:list>
      <text:p text:style-name="P2">L’arquitectura que <text:span text:style-name="T2">es seguirà per la creació de l’</text:span>aplicació serà la del framework symfony amb l’estructura <text:span text:style-name="T2">de directori</text:span> típica <text:span text:style-name="T2">que conté</text:span>: </text:p>
      <text:p text:style-name="P3"><text:span text:style-name="T3">app/: </text:span>configuració de l’aplicació, la plantilla i traduccions.</text:p>
      <text:p text:style-name="P3"><text:span text:style-name="T3">bin/:</text:span> comanda php </text:p>
      <text:p text:style-name="P3"><text:span text:style-name="T3">src/: </text:span>Codi del projecte. </text:p>
      <text:p text:style-name="P3"><text:span text:style-name="T3">vendor/:</text:span> dependències de tercers. </text:p>
      <text:p text:style-name="P3"><text:span text:style-name="T3">var/:</text:span> Arxius generat (cache, registre, etc).</text:p>
      <text:p text:style-name="P3"><text:span text:style-name="T3">web/:</text:span> directori arrel del servidor web.</text:p>
      <text:p text:style-name="P2"><text:span text:style-name="T2">E</text:span>l desenvolupament de la aplicació es <text:span text:style-name="T2">farà</text:span> dins de la <text:span text:style-name="T2">del directori src on es creara els bundles. L'estructura del bundles dins de src tindrà la següent organització:</text:span></text:p>
      <text:p text:style-name="P5">HotelOceanBundle:</text:p>
      <text:p text:style-name="P4"><text:tab/><text:span text:style-name="T3">AdministracióHotelBundle</text:span></text:p>
      <text:p text:style-name="P5"><text:tab/>Us<text:span text:style-name="T6">ua</text:span>r<text:span text:style-name="T6">i</text:span>Bundle</text:p>
      <text:p text:style-name="P5"><text:tab/>ReservaBundle</text:p>
      <text:p text:style-name="P5"><text:tab/>TascaBundle</text:p>
      <text:p text:style-name="P6">Hem decidit <text:span text:style-name="T5">crear un bundle amb el nom de l’aplicació que serà el principal el qual contindrà quatre subbundles. </text:span></text:p>
      <text:p text:style-name="P12">En el bundle d’administració del hotel contindrà tot el referit a les habitacions i treballador, en el bundle usuari contindrà el registre, el login, l’administració d’usuaris i dades dels clients, el bundle de reservar contindrà tot el referit d’administració dels clients i administració de reserva i bundle de tasques tot referit a les tasques i la seva assignaci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6:37:07.667823968</meta:creation-date>
    <dc:date>2017-04-04T20:03:34.406257035</dc:date>
    <meta:editing-duration>PT2H1M3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94" meta:character-count="1301" meta:non-whitespace-character-count="1115"/>
  </office:meta>
</office:document-meta>
</file>